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0d5" officeooo:paragraph-rsid="001bf0d5"/>
    </style:style>
    <style:style style:name="P2" style:family="paragraph" style:parent-style-name="Standard">
      <style:text-properties officeooo:rsid="001d1702" officeooo:paragraph-rsid="001d1702"/>
    </style:style>
    <style:style style:name="P3" style:family="paragraph" style:parent-style-name="Standard">
      <style:text-properties officeooo:rsid="0020590b" officeooo:paragraph-rsid="0020590b"/>
    </style:style>
    <style:style style:name="P4" style:family="paragraph" style:parent-style-name="Standard">
      <style:text-properties officeooo:rsid="0022093d" officeooo:paragraph-rsid="0022093d"/>
    </style:style>
    <style:style style:name="T1" style:family="text">
      <style:text-properties officeooo:rsid="001d1702"/>
    </style:style>
    <style:style style:name="T2" style:family="text">
      <style:text-properties officeooo:rsid="00238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method:</text:p>
      <text:p text:style-name="P1"/>
      <text:p text:style-name="P2">- some <text:span text:style-name="T2">NONCI</text:span> are narrow and pedestrianised streets, perhaps we should remove them<text:span text:style-name="T2">?</text:span></text:p>
      <text:p text:style-name="P2">- to get better data we may capture <text:span text:style-name="T2">each year present</text:span></text:p>
      <text:p text:style-name="P3">- <text:span text:style-name="T2">filter NONCI fotos, in interiors or highways</text:span></text:p>
      <text:p text:style-name="P4">- <text:span text:style-name="T2">p</text:span>erhaps center the image<text:span text:style-name="T2"> in</text:span> intersection<text:span text:style-name="T2">s (or avoid them, confusing which is the actual segmen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01T10:45:06.798624731</meta:creation-date>
    <dc:date>2025-10-15T08:47:48.896516487</dc:date>
    <dc:creator>Eugeni Vidal Tortosa</dc:creator>
    <meta:editing-duration>PT20H29M4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50" meta:character-count="296" meta:non-whitespace-character-count="251"/>
  </office:meta>
</office:document-meta>
</file>